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style:text-underline-style="none" style:font-size-asian="12pt" style:font-size-complex="12pt"/>
    </style:style>
    <style:style style:name="P4" style:family="paragraph" style:parent-style-name="Preformatted_20_Text">
      <style:paragraph-properties fo:margin-left="0.609cm" fo:margin-right="0cm" fo:text-align="center" style:justify-single-word="false" fo:text-indent="0cm" style:auto-text-indent="false"/>
      <style:text-properties style:font-name="Times New Roman" fo:font-size="20pt" style:font-size-asian="20pt" style:font-size-complex="20pt"/>
    </style:style>
    <style:style style:name="P5" style:family="paragraph" style:parent-style-name="Preformatted_20_Text" style:list-style-name="L1">
      <style:text-properties style:font-name="Times New Roman" fo:font-size="12pt" style:text-underline-style="none" style:font-size-asian="12pt" style:font-size-complex="12pt"/>
    </style:style>
    <style:style style:name="P6" style:family="paragraph" style:parent-style-name="Preformatted_20_Text" style:list-style-name="L1">
      <style:text-properties style:font-name="Times New Roman" fo:font-size="12pt" style:text-underline-style="none" style:font-size-asian="12pt" style:font-size-complex="12pt"/>
    </style:style>
    <style:style style:name="P7" style:family="paragraph" style:parent-style-name="Preformatted_20_Text" style:list-style-name="L1">
      <style:text-properties style:font-name="Times New Roman" fo:font-size="12pt" style:text-underline-style="none" style:font-size-asian="12pt" style:font-size-complex="12pt"/>
    </style:style>
    <style:style style:name="P8" style:family="paragraph" style:parent-style-name="Preformatted_20_Text" style:list-style-name="L1">
      <style:text-properties style:font-name="Times New Roman" fo:font-size="12pt" style:text-underline-style="none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artPropoPlus Version 3.3.6</text:p>
      <text:p text:style-name="P1">Release Notes</text:p>
      <text:p text:style-name="P1"/>
      <text:p text:style-name="P2">This version offers <text:span text:style-name="T1">major improvements for user of SmartPropoPlus on Windows Vista and </text:span>minor improvements for user of SmartPropoPlus on Windows XP.</text:p>
      <text:p text:style-name="P2"/>
      <text:p text:style-name="P2">All platforms:<text:tab/></text:p>
      <text:p text:style-name="P2"><text:tab/>Anti-Jitter works <text:s/>for all PPM options</text:p>
      <text:p text:style-name="P3"/>
      <text:p text:style-name="P3">Vista:</text:p>
      <text:list text:style-name="L1">
        <text:list-item>
          <text:p text:style-name="P5">Core audio technology uses Vista native WASAPI technology.</text:p>
        </text:list-item>
        <text:list-item>
          <text:p text:style-name="P5">SmartPropoPlus for FMS fully functional.</text:p>
        </text:list-item>
        <text:list-item>
          <text:p text:style-name="P5">'Advanced' menu options fully functional.</text:p>
        </text:list-item>
        <text:list-item>
          <text:p text:style-name="P5">Installation automatically sets SppConsole to correct compatibility mo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erif" svg:font-family="'Bitstream Vera Serif'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Z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Release notes for SmartPropoPlus version 3.3.6</dc:title>
    <meta:creation-date>2007-12-01T22:17:14</meta:creation-date>
    <dc:creator>שאול איזיקוביץ</dc:creator>
    <dc:date>2008-10-04T14:54:11</dc:date>
    <meta:keyword>Vista</meta:keyword>
    <meta:keyword>anti jitter</meta:keyword>
    <dc:language>en-US</dc:language>
    <meta:editing-cycles>50</meta:editing-cycles>
    <meta:editing-duration>PT3H31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63" meta:character-count="460"/>
  </office:meta>
</office:document-meta>
</file>